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FF24ED8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9.669cm" svg:y1="17.764cm" svg:x2="8.366cm" svg:y2="1.762cm">
          <text:p/>
        </draw:line>
        <draw:line draw:style-name="gr1" draw:text-style-name="P1" draw:layer="layout" svg:x1="19.415cm" svg:y1="17.764cm" svg:x2="3.413cm" svg:y2="5.445cm">
          <text:p/>
        </draw:line>
        <draw:line draw:style-name="gr1" draw:text-style-name="P1" draw:layer="layout" svg:x1="19.161cm" svg:y1="17.891cm" svg:x2="4.175cm" svg:y2="9.636cm">
          <text:p/>
        </draw:line>
        <draw:custom-shape draw:style-name="gr2" draw:text-style-name="P1" draw:layer="layout" svg:width="4.953cm" svg:height="1.651cm" svg:x="6.207cm" svg:y="14.0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846cm" svg:height="1.243cm" svg:x="3.286cm" svg:y="20.812cm">
          <draw:image xlink:href="Pictures/10000000000000200000002FF24ED87E.png" xlink:type="simple" xlink:show="embed" xlink:actuate="onLoad">
            <text:p/>
          </draw:image>
        </draw:frame>
        <draw:line draw:style-name="gr4" draw:text-style-name="P1" draw:layer="layout" svg:x1="4.302cm" svg:y1="20.558cm" svg:x2="9.763cm" svg:y2="1.635cm">
          <text:p/>
        </draw:line>
        <draw:line draw:style-name="gr4" draw:text-style-name="P1" draw:layer="layout" svg:x1="4.302cm" svg:y1="20.558cm" svg:x2="19.923cm" svg:y2="9.636cm">
          <text:p/>
        </draw:line>
        <draw:custom-shape draw:style-name="gr5" draw:text-style-name="P1" draw:layer="layout" svg:width="1.27cm" svg:height="1.143cm" svg:x="19.288cm" svg:y="17.89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1.524cm" svg:height="1.524cm" svg:x="12.43cm" svg:y="7.85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1.524cm" svg:x="5.445cm" svg:y="6.71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1.524cm" svg:x="13.192cm" svg:y="14.20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226cm" svg:height="0.962cm" svg:x="9.382cm" svg:y="2.705cm">
          <draw:text-box>
            <text:p>+1</text:p>
          </draw:text-box>
        </draw:frame>
        <draw:frame draw:style-name="gr7" draw:layer="layout" svg:width="1.226cm" svg:height="0.962cm" svg:x="7.013cm" svg:y="10.579cm">
          <draw:text-box>
            <text:p>+1</text:p>
          </draw:text-box>
        </draw:frame>
        <draw:frame draw:style-name="gr7" draw:layer="layout" svg:width="1.065cm" svg:height="0.962cm" svg:x="12.303cm" svg:y="13.573cm">
          <draw:text-box>
            <text:p>-1</text:p>
          </draw:text-box>
        </draw:frame>
        <draw:custom-shape draw:style-name="gr2" draw:text-style-name="P1" draw:layer="layout" svg:width="1.524cm" svg:height="2.54cm" svg:x="9.128cm" svg:y="16.49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03cm" svg:y1="20.558cm" svg:x2="20.431cm" svg:y2="16.875cm">
          <text:p/>
        </draw:line>
        <draw:line draw:style-name="gr8" draw:text-style-name="P1" draw:layer="layout" svg:x1="4.303cm" svg:y1="20.558cm" svg:x2="19.415cm" svg:y2="7.858cm">
          <text:p/>
        </draw:line>
        <draw:frame draw:style-name="gr7" draw:layer="layout" svg:width="1.226cm" svg:height="0.962cm" svg:x="11.414cm" svg:y="12.992cm">
          <draw:text-box>
            <text:p>+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9-17T10:57:33</meta:creation-date>
    <dc:date>2012-09-17T15:09:49</dc:date>
    <dc:creator>Etay Meiri</dc:creator>
    <meta:editing-duration>PT3H57M3S</meta:editing-duration>
    <meta:editing-cycles>5</meta:editing-cycles>
    <meta:generator>LibreOffice/3.4$Unix LibreOffice_project/340m1$Build-402</meta:generator>
    <meta:document-statistic meta:object-count="18"/>
  </office:meta>
</office:document-meta>
</file>